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3.564cm"/>
    </style:style>
    <style:style style:name="co3" style:family="table-column">
      <style:table-column-properties fo:break-before="auto" style:column-width="2.5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357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23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32cd32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16374" table:default-cell-style-name="ce4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URL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Beats %</text:p>
          </table:table-cell>
          <table:table-cell table:style-name="ce1" office:value-type="string" calcext:value-type="string">
            <text:p>Must Revis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Revised Count</text:p>
          </table:table-cell>
          <table:table-cell table:style-name="ce1"/>
          <table:table-cell table:style-name="ce3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leetcode.com/problems/keys-and-rooms/" xlink:type="simple">https://leetcode.com/problems/keys-and-room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27.39" calcext:value-type="float">
            <text:p>27.3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<text:a xlink:href="https://leetcode.com/problems/greatest-common-divisor-of-strings/" xlink:type="simple">https://leetcode.com/problems/greatest-common-divisor-of-string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<text:a xlink:href="https://leetcode.com/problems/move-zeroes/submissions" xlink:type="simple">https://leetcode.com/problems/move-zeroes/submissions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84.91" calcext:value-type="float">
            <text:p>84.9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<text:a xlink:href="https://leetcode.com/problems/maximum-average-subarray-i/" xlink:type="simple">https://leetcode.com/problems/maximum-average-subarray-i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<text:a xlink:href="https://leetcode.com/problems/find-the-highest-altitude/" xlink:type="simple">https://leetcode.com/problems/find-the-highest-altitude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<text:a xlink:href="https://leetcode.com/problems/find-the-difference-of-two-arrays/" xlink:type="simple">https://leetcode.com/problems/find-the-difference-of-two-array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<text:a xlink:href="https://leetcode.com/problems/removing-stars-from-a-string" xlink:type="simple">https://leetcode.com/problems/removing-stars-from-a-string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20.67" calcext:value-type="float">
            <text:p>20.6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<text:a xlink:href="https://leetcode.com/problems/number-of-recent-calls" xlink:type="simple">https://leetcode.com/problems/number-of-recent-calls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83.17" calcext:value-type="float">
            <text:p>83.1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<text:a xlink:href="https://leetcode.com/problems/delete-the-middle-node-of-a-linked-list" xlink:type="simple">https://leetcode.com/problems/delete-the-middle-node-of-a-linked-list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table:style-name="ce5" office:value-type="float" office:value="99.78" calcext:value-type="float">
            <text:p>99.78</text:p>
          </table:table-cell>
          <table:table-cell table:style-name="ce5" office:value-type="string" calcext:value-type="string">
            <text:p>N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<text:a xlink:href="https://leetcode.com/problems/maximum-depth-of-binary-tree" xlink:type="simple">https://leetcode.com/problems/maximum-depth-of-binary-tree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ook Help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<text:a xlink:href="https://leetcode.com/problems/binary-tree-right-side-view" xlink:type="simple">https://leetcode.com/problems/binary-tree-right-side-view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<text:a xlink:href="https://leetcode.com/problems/search-in-a-binary-search-tree" xlink:type="simple">https://leetcode.com/problems/search-in-a-binary-search-tree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<text:a xlink:href="https://leetcode.com/problems/keys-and-rooms/" xlink:type="simple">https://leetcode.com/problems/keys-and-room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27.39" calcext:value-type="float">
            <text:p>27.3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<text:a xlink:href="https://leetcode.com/problems/counting-bits" xlink:type="simple">https://leetcode.com/problems/counting-bits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22.76" calcext:value-type="float">
            <text:p>22.76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<text:a xlink:href="https://leetcode.com/problems/find-a-corresponding-node-of-a-binary-tree-in-a-clone-of-that-tree" xlink:type="simple">https://leetcode.com/problems/find-a-corresponding-node-of-a-binary-tree-in-a-clone-of-that-tree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https://leetcode.com/problems/edit-distance/description/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5.37" calcext:value-type="float">
            <text:p>5.3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ad Wikipedia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https://leetcode.com/problems/best-time-to-buy-and-sell-stock/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ad GF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https://leetcode.com/problems/kth-largest-element-in-an-array/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table:number-columns-repeated="16380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16383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9:38:07.935920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01:38:22.323929389</meta:creation-date>
    <meta:generator>LibreOffice/24.8.5.2$Linux_X86_64 LibreOffice_project/480$Build-2</meta:generator>
    <dc:date>2025-04-04T19:44:55.075320071</dc:date>
    <meta:editing-duration>PT31M21S</meta:editing-duration>
    <meta:editing-cycles>35</meta:editing-cycles>
    <meta:document-statistic meta:table-count="1" meta:cell-count="155" meta:object-count="0"/>
  </office:meta>
</office:document-meta>
</file>